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ff200"/>
      <style:text-properties fo:color="#000000"/>
    </style:style>
    <style:style style:name="ce4" style:family="table-cell" style:parent-style-name="Default">
      <style:text-properties fo:color="#000000" style:font-name="DejaVu Sans Mono" fo:font-size="9pt" fo:language="none" fo:country="none" style:font-name-asian="DejaVu Sans Mono" style:font-size-asian="9pt" style:language-asian="none" style:country-asian="none" style:font-name-complex="DejaVu Sans Mono" style:font-size-complex="9pt" style:language-complex="none" style:country-complex="none"/>
    </style:style>
    <style:style style:name="ce5" style:family="table-cell" style:parent-style-name="Default">
      <style:text-properties fo:color="#000000" style:font-name="DejaVu Sans Mono" fo:font-size="9pt" fo:language="none" fo:country="none" fo:font-weight="normal" style:font-name-asian="DejaVu Sans Mono" style:font-size-asian="9pt" style:language-asian="none" style:country-asian="none" style:font-weight-asian="normal" style:font-name-complex="DejaVu Sans Mono" style:font-size-complex="9pt" style:language-complex="none" style:country-complex="none" style:font-weight-complex="normal"/>
    </style:style>
    <style:style style:name="ce11" style:family="table-cell" style:parent-style-name="Default" style:data-style-name="N2">
      <style:text-properties fo:color="#000000"/>
    </style:style>
    <style:style style:name="ce12" style:family="table-cell" style:parent-style-name="Default" style:data-style-name="N2">
      <style:table-cell-properties fo:background-color="#fff200"/>
      <style:text-properties fo:color="#000000"/>
    </style:style>
    <style:style style:name="ce13" style:family="table-cell" style:parent-style-name="Default" style:data-style-name="N2"/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1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Initial Best</text:p>
          </table:table-cell>
          <table:table-cell table:style-name="ce1" office:value-type="string" calcext:value-type="string">
            <text:p>Best Result</text:p>
          </table:table-cell>
          <table:table-cell table:style-name="ce11" office:value-type="string" calcext:value-type="string">
            <text:p>Improvement (%)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18516136.254406" calcext:value-type="float">
            <text:p>118516136.254406</text:p>
          </table:table-cell>
          <table:table-cell table:style-name="ce4" office:value-type="float" office:value="107413491.606079" calcext:value-type="float">
            <text:p>107413491.606079</text:p>
          </table:table-cell>
          <table:table-cell table:style-name="ce11" table:formula="of:=(([.C2]-[.D2])/[.C2])*100" office:value-type="float" office:value="9.36804472303598" calcext:value-type="float">
            <text:p>9.3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4" office:value-type="float" office:value="112214169.294359" calcext:value-type="float">
            <text:p>112214169.294359</text:p>
          </table:table-cell>
          <table:table-cell table:style-name="ce4" office:value-type="float" office:value="107342105.867232" calcext:value-type="float">
            <text:p>107342105.867232</text:p>
          </table:table-cell>
          <table:table-cell table:style-name="ce11" table:formula="of:=(([.C3]-[.D3])/[.C3])*100" office:value-type="float" office:value="4.34175421674839" calcext:value-type="float">
            <text:p>4.3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3" calcext:value-type="float">
            <text:p>83</text:p>
          </table:table-cell>
          <table:table-cell table:style-name="ce4" office:value-type="float" office:value="116682071.408645" calcext:value-type="float">
            <text:p>116682071.408645</text:p>
          </table:table-cell>
          <table:table-cell table:style-name="ce4" office:value-type="float" office:value="105083603.912513" calcext:value-type="float">
            <text:p>105083603.912513</text:p>
          </table:table-cell>
          <table:table-cell table:style-name="ce11" table:formula="of:=(([.C4]-[.D4])/[.C4])*100" office:value-type="float" office:value="9.94023105358813" calcext:value-type="float">
            <text:p>9.9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3" calcext:value-type="float">
            <text:p>103</text:p>
          </table:table-cell>
          <table:table-cell table:style-name="ce4" office:value-type="float" office:value="109669261.126843" calcext:value-type="float">
            <text:p>109669261.126843</text:p>
          </table:table-cell>
          <table:table-cell table:style-name="ce4" office:value-type="float" office:value="102238647.451201" calcext:value-type="float">
            <text:p>102238647.451201</text:p>
          </table:table-cell>
          <table:table-cell table:style-name="ce11" table:formula="of:=(([.C5]-[.D5])/[.C5])*100" office:value-type="float" office:value="6.7754752783898" calcext:value-type="float">
            <text:p>6.7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5" calcext:value-type="float">
            <text:p>105</text:p>
          </table:table-cell>
          <table:table-cell table:style-name="ce4" office:value-type="float" office:value="115115757.298036" calcext:value-type="float">
            <text:p>115115757.298036</text:p>
          </table:table-cell>
          <table:table-cell table:style-name="ce4" office:value-type="float" office:value="106379935.984749" calcext:value-type="float">
            <text:p>106379935.984749</text:p>
          </table:table-cell>
          <table:table-cell table:style-name="ce11" table:formula="of:=(([.C6]-[.D6])/[.C6])*100" office:value-type="float" office:value="7.58872765842981" calcext:value-type="float">
            <text:p>7.59</text:p>
          </table:table-cell>
          <table:table-cell table:style-name="ce1"/>
          <table:table-cell table:style-name="ce18" office:value-type="string" calcext:value-type="string">
            <text:p>Best Result</text:p>
          </table:table-cell>
          <table:table-cell table:style-name="ce18" office:value-type="string" calcext:value-type="string">
            <text:p>Worst Result</text:p>
          </table:table-cell>
          <table:table-cell table:style-name="ce18" office:value-type="string" calcext:value-type="string">
            <text:p>Average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85" calcext:value-type="float">
            <text:p>85</text:p>
          </table:table-cell>
          <table:table-cell table:style-name="ce4" office:value-type="float" office:value="117623409.848751" calcext:value-type="float">
            <text:p>117623409.848751</text:p>
          </table:table-cell>
          <table:table-cell table:style-name="ce4" office:value-type="float" office:value="110379760.860923" calcext:value-type="float">
            <text:p>110379760.860923</text:p>
          </table:table-cell>
          <table:table-cell table:style-name="ce11" table:formula="of:=(([.C7]-[.D7])/[.C7])*100" office:value-type="float" office:value="6.15833956619895" calcext:value-type="float">
            <text:p>6.16</text:p>
          </table:table-cell>
          <table:table-cell table:style-name="ce1"/>
          <table:table-cell table:formula="of:=MIN([.D2:.D87])" office:value-type="float" office:value="21346365.0917214" calcext:value-type="float">
            <text:p>21346365.0917214</text:p>
          </table:table-cell>
          <table:table-cell table:formula="of:=MAX([.D2:.D87])" office:value-type="float" office:value="115089243.09092" calcext:value-type="float">
            <text:p>115089243.09092</text:p>
          </table:table-cell>
          <table:table-cell table:formula="of:=AVERAGE([.D2:.D87])" office:value-type="float" office:value="104712933.323567" calcext:value-type="float">
            <text:p>104712933.323567</text:p>
          </table:table-cell>
        </table:table-row>
        <table:table-row table:style-name="ro1">
          <table:table-cell table:style-name="ce1" table:number-columns-repeated="4"/>
          <table:table-cell table:style-name="ce11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style-name="ce4" office:value-type="float" office:value="118060831.266344" calcext:value-type="float">
            <text:p>118060831.266344</text:p>
          </table:table-cell>
          <table:table-cell table:style-name="ce4" office:value-type="float" office:value="109377223.36932" calcext:value-type="float">
            <text:p>109377223.36932</text:p>
          </table:table-cell>
          <table:table-cell table:style-name="ce11" table:formula="of:=(([.C9]-[.D9])/[.C9])*100" office:value-type="float" office:value="7.35519799740683" calcext:value-type="float">
            <text:p>7.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13006740.484604" calcext:value-type="float">
            <text:p>113006740.484604</text:p>
          </table:table-cell>
          <table:table-cell table:style-name="ce4" office:value-type="float" office:value="107785756.571118" calcext:value-type="float">
            <text:p>107785756.571118</text:p>
          </table:table-cell>
          <table:table-cell table:style-name="ce11" table:formula="of:=(([.C10]-[.D10])/[.C10])*100" office:value-type="float" office:value="4.62006415820595" calcext:value-type="float">
            <text:p>4.6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3" calcext:value-type="float">
            <text:p>83</text:p>
          </table:table-cell>
          <table:table-cell table:style-name="ce4" office:value-type="float" office:value="117304856.968518" calcext:value-type="float">
            <text:p>117304856.968518</text:p>
          </table:table-cell>
          <table:table-cell table:style-name="ce4" office:value-type="float" office:value="105898711.638493" calcext:value-type="float">
            <text:p>105898711.638493</text:p>
          </table:table-cell>
          <table:table-cell table:style-name="ce11" table:formula="of:=(([.C11]-[.D11])/[.C11])*100" office:value-type="float" office:value="9.72350644704009" calcext:value-type="float">
            <text:p>9.7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4" calcext:value-type="float">
            <text:p>104</text:p>
          </table:table-cell>
          <table:table-cell table:style-name="ce4" office:value-type="float" office:value="112684925.445101" calcext:value-type="float">
            <text:p>112684925.445101</text:p>
          </table:table-cell>
          <table:table-cell table:style-name="ce4" office:value-type="float" office:value="103911944.197903" calcext:value-type="float">
            <text:p>103911944.197903</text:p>
          </table:table-cell>
          <table:table-cell table:style-name="ce11" table:formula="of:=(([.C12]-[.D12])/[.C12])*100" office:value-type="float" office:value="7.78540804153267" calcext:value-type="float">
            <text:p>7.7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4" calcext:value-type="float">
            <text:p>104</text:p>
          </table:table-cell>
          <table:table-cell table:style-name="ce4" office:value-type="float" office:value="113641378.488124" calcext:value-type="float">
            <text:p>113641378.488124</text:p>
          </table:table-cell>
          <table:table-cell table:style-name="ce4" office:value-type="float" office:value="103064553.943644" calcext:value-type="float">
            <text:p>103064553.943644</text:p>
          </table:table-cell>
          <table:table-cell table:style-name="ce11" table:formula="of:=(([.C13]-[.D13])/[.C13])*100" office:value-type="float" office:value="9.30719486615988" calcext:value-type="float">
            <text:p>9.3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4" office:value-type="float" office:value="113622876.247535" calcext:value-type="float">
            <text:p>113622876.247535</text:p>
          </table:table-cell>
          <table:table-cell table:style-name="ce11" table:formula="of:=(([.C14]-[.D14])/[.C14])*100" office:value-type="float" office:value="0" calcext:value-type="float">
            <text:p>0.0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number-columns-repeated="4"/>
          <table:table-cell table:style-name="ce11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style-name="ce4" office:value-type="float" office:value="115083238.751965" calcext:value-type="float">
            <text:p>115083238.751965</text:p>
          </table:table-cell>
          <table:table-cell table:style-name="ce4" office:value-type="float" office:value="105974585.067961" calcext:value-type="float">
            <text:p>105974585.067961</text:p>
          </table:table-cell>
          <table:table-cell table:style-name="ce11" table:formula="of:=(([.C16]-[.D16])/[.C16])*100" office:value-type="float" office:value="7.91483953943594" calcext:value-type="float">
            <text:p>7.9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13213942.039004" calcext:value-type="float">
            <text:p>113213942.039004</text:p>
          </table:table-cell>
          <table:table-cell table:style-name="ce4" office:value-type="float" office:value="103855044.748212" calcext:value-type="float">
            <text:p>103855044.748212</text:p>
          </table:table-cell>
          <table:table-cell table:style-name="ce11" table:formula="of:=(([.C17]-[.D17])/[.C17])*100" office:value-type="float" office:value="8.26655897872341" calcext:value-type="float">
            <text:p>8.2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3" calcext:value-type="float">
            <text:p>83</text:p>
          </table:table-cell>
          <table:table-cell table:style-name="ce4" office:value-type="float" office:value="113750563.55825" calcext:value-type="float">
            <text:p>113750563.55825</text:p>
          </table:table-cell>
          <table:table-cell table:style-name="ce4" office:value-type="float" office:value="108091441.018502" calcext:value-type="float">
            <text:p>108091441.018502</text:p>
          </table:table-cell>
          <table:table-cell table:style-name="ce11" table:formula="of:=(([.C18]-[.D18])/[.C18])*100" office:value-type="float" office:value="4.9750281341244" calcext:value-type="float">
            <text:p>4.9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4" calcext:value-type="float">
            <text:p>104</text:p>
          </table:table-cell>
          <table:table-cell table:style-name="ce4" office:value-type="float" office:value="114944054.1722" calcext:value-type="float">
            <text:p>114944054.1722</text:p>
          </table:table-cell>
          <table:table-cell table:style-name="ce4" office:value-type="float" office:value="102105318.411183" calcext:value-type="float">
            <text:p>102105318.411183</text:p>
          </table:table-cell>
          <table:table-cell table:style-name="ce11" table:formula="of:=(([.C19]-[.D19])/[.C19])*100" office:value-type="float" office:value="11.1695518776317" calcext:value-type="float">
            <text:p>11.1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5" calcext:value-type="float">
            <text:p>105</text:p>
          </table:table-cell>
          <table:table-cell table:style-name="ce4" office:value-type="float" office:value="114097346.236953" calcext:value-type="float">
            <text:p>114097346.236953</text:p>
          </table:table-cell>
          <table:table-cell table:style-name="ce4" office:value-type="float" office:value="105745171.361137" calcext:value-type="float">
            <text:p>105745171.361137</text:p>
          </table:table-cell>
          <table:table-cell table:style-name="ce11" table:formula="of:=(([.C20]-[.D20])/[.C20])*100" office:value-type="float" office:value="7.32021834975068" calcext:value-type="float">
            <text:p>7.3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4" office:value-type="float" office:value="113541458.602853" calcext:value-type="float">
            <text:p>113541458.602853</text:p>
          </table:table-cell>
          <table:table-cell table:style-name="ce11" table:formula="of:=(([.C21]-[.D21])/[.C21])*100" office:value-type="float" office:value="0" calcext:value-type="float">
            <text:p>0.0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number-columns-repeated="4"/>
          <table:table-cell table:style-name="ce11"/>
          <table:table-cell table:style-name="ce1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opulation 400</text:p>
          </table:table-cell>
          <table:table-cell table:style-name="ce2" table:number-columns-repeated="3"/>
          <table:table-cell table:style-name="ce12"/>
          <table:table-cell table:style-name="ce17" table:number-columns-repeated="2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30" calcext:value-type="float">
            <text:p>330</text:p>
          </table:table-cell>
          <table:table-cell table:style-name="ce4" office:value-type="float" office:value="112417747.719088" calcext:value-type="float">
            <text:p>112417747.719088</text:p>
          </table:table-cell>
          <table:table-cell table:style-name="ce4" office:value-type="float" office:value="105212251.60928" calcext:value-type="float">
            <text:p>105212251.60928</text:p>
          </table:table-cell>
          <table:table-cell table:style-name="ce11" table:formula="of:=(([.C24]-[.D24])/[.C24])*100" office:value-type="float" office:value="6.40957166995842" calcext:value-type="float">
            <text:p>6.4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13042439.229637" calcext:value-type="float">
            <text:p>113042439.229637</text:p>
          </table:table-cell>
          <table:table-cell table:style-name="ce4" office:value-type="float" office:value="107031411.344043" calcext:value-type="float">
            <text:p>107031411.344043</text:p>
          </table:table-cell>
          <table:table-cell table:style-name="ce11" table:formula="of:=(([.C25]-[.D25])/[.C25])*100" office:value-type="float" office:value="5.31749662034721" calcext:value-type="float">
            <text:p>5.3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110635011.440616" calcext:value-type="float">
            <text:p>110635011.440616</text:p>
          </table:table-cell>
          <table:table-cell table:style-name="ce4" office:value-type="float" office:value="107326311.959442" calcext:value-type="float">
            <text:p>107326311.959442</text:p>
          </table:table-cell>
          <table:table-cell table:style-name="ce11" table:formula="of:=(([.C26]-[.D26])/[.C26])*100" office:value-type="float" office:value="2.99064413524281" calcext:value-type="float">
            <text:p>2.9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13651135.732677" calcext:value-type="float">
            <text:p>113651135.732677</text:p>
          </table:table-cell>
          <table:table-cell table:style-name="ce4" office:value-type="float" office:value="104148037.016478" calcext:value-type="float">
            <text:p>104148037.016478</text:p>
          </table:table-cell>
          <table:table-cell table:style-name="ce11" table:formula="of:=(([.C27]-[.D27])/[.C27])*100" office:value-type="float" office:value="8.36163990349519" calcext:value-type="float">
            <text:p>8.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13929621.250711" calcext:value-type="float">
            <text:p>113929621.250711</text:p>
          </table:table-cell>
          <table:table-cell table:style-name="ce4" office:value-type="float" office:value="106073867.479491" calcext:value-type="float">
            <text:p>106073867.479491</text:p>
          </table:table-cell>
          <table:table-cell table:style-name="ce11" table:formula="of:=(([.C28]-[.D28])/[.C28])*100" office:value-type="float" office:value="6.89526892565789" calcext:value-type="float">
            <text:p>6.9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394" calcext:value-type="float">
            <text:p>394</text:p>
          </table:table-cell>
          <table:table-cell table:number-columns-repeated="2" table:style-name="ce4" office:value-type="float" office:value="103969520.450204" calcext:value-type="float">
            <text:p>103969520.450204</text:p>
          </table:table-cell>
          <table:table-cell table:style-name="ce11" table:formula="of:=(([.C29]-[.D29])/[.C29])*100" office:value-type="float" office:value="0" calcext:value-type="float">
            <text:p>0.0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number-columns-repeated="4"/>
          <table:table-cell table:style-name="ce11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14751955.700564" calcext:value-type="float">
            <text:p>114751955.700564</text:p>
          </table:table-cell>
          <table:table-cell table:style-name="ce4" office:value-type="float" office:value="105838523.110438" calcext:value-type="float">
            <text:p>105838523.110438</text:p>
          </table:table-cell>
          <table:table-cell table:style-name="ce11" table:formula="of:=(([.C31]-[.D31])/[.C31])*100" office:value-type="float" office:value="7.76756486258489" calcext:value-type="float">
            <text:p>7.7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20" calcext:value-type="float">
            <text:p>120</text:p>
          </table:table-cell>
          <table:table-cell table:style-name="ce4" office:value-type="float" office:value="112727272.441765" calcext:value-type="float">
            <text:p>112727272.441765</text:p>
          </table:table-cell>
          <table:table-cell table:style-name="ce4" office:value-type="float" office:value="107516834.247219" calcext:value-type="float">
            <text:p>107516834.247219</text:p>
          </table:table-cell>
          <table:table-cell table:style-name="ce11" table:formula="of:=(([.C32]-[.D32])/[.C32])*100" office:value-type="float" office:value="4.6221629262233" calcext:value-type="float">
            <text:p>4.6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112895540.416524" calcext:value-type="float">
            <text:p>112895540.416524</text:p>
          </table:table-cell>
          <table:table-cell table:style-name="ce4" office:value-type="float" office:value="105250543.336285" calcext:value-type="float">
            <text:p>105250543.336285</text:p>
          </table:table-cell>
          <table:table-cell table:style-name="ce11" table:formula="of:=(([.C33]-[.D33])/[.C33])*100" office:value-type="float" office:value="6.7717440848709" calcext:value-type="float">
            <text:p>6.7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12751504.593938" calcext:value-type="float">
            <text:p>112751504.593938</text:p>
          </table:table-cell>
          <table:table-cell table:style-name="ce4" office:value-type="float" office:value="103083783.241637" calcext:value-type="float">
            <text:p>103083783.241637</text:p>
          </table:table-cell>
          <table:table-cell table:style-name="ce11" table:formula="of:=(([.C34]-[.D34])/[.C34])*100" office:value-type="float" office:value="8.57436127980572" calcext:value-type="float">
            <text:p>8.5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11786116.52312" calcext:value-type="float">
            <text:p>111786116.52312</text:p>
          </table:table-cell>
          <table:table-cell table:style-name="ce4" office:value-type="float" office:value="107281030.058383" calcext:value-type="float">
            <text:p>107281030.058383</text:p>
          </table:table-cell>
          <table:table-cell table:style-name="ce11" table:formula="of:=(([.C35]-[.D35])/[.C35])*100" office:value-type="float" office:value="4.03009479607894" calcext:value-type="float">
            <text:p>4.03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392" calcext:value-type="float">
            <text:p>392</text:p>
          </table:table-cell>
          <table:table-cell table:number-columns-repeated="2" table:style-name="ce4" office:value-type="float" office:value="111420047.878221" calcext:value-type="float">
            <text:p>111420047.878221</text:p>
          </table:table-cell>
          <table:table-cell table:style-name="ce11" table:formula="of:=(([.C36]-[.D36])/[.C36])*100" office:value-type="float" office:value="0" calcext:value-type="float">
            <text:p>0.0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number-columns-repeated="4"/>
          <table:table-cell table:style-name="ce11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109588695.229175" calcext:value-type="float">
            <text:p>109588695.229175</text:p>
          </table:table-cell>
          <table:table-cell table:style-name="ce4" office:value-type="float" office:value="106702908.886647" calcext:value-type="float">
            <text:p>106702908.886647</text:p>
          </table:table-cell>
          <table:table-cell table:style-name="ce11" table:formula="of:=(([.C38]-[.D38])/[.C38])*100" office:value-type="float" office:value="2.63328834830378" calcext:value-type="float">
            <text:p>2.63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20" calcext:value-type="float">
            <text:p>120</text:p>
          </table:table-cell>
          <table:table-cell table:style-name="ce4" office:value-type="float" office:value="115241406.242103" calcext:value-type="float">
            <text:p>115241406.242103</text:p>
          </table:table-cell>
          <table:table-cell table:style-name="ce4" office:value-type="float" office:value="105143482.831629" calcext:value-type="float">
            <text:p>105143482.831629</text:p>
          </table:table-cell>
          <table:table-cell table:style-name="ce11" table:formula="of:=(([.C39]-[.D39])/[.C39])*100" office:value-type="float" office:value="8.76240905049349" calcext:value-type="float">
            <text:p>8.7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115178103.830113" calcext:value-type="float">
            <text:p>115178103.830113</text:p>
          </table:table-cell>
          <table:table-cell table:style-name="ce4" office:value-type="float" office:value="105691803.180733" calcext:value-type="float">
            <text:p>105691803.180733</text:p>
          </table:table-cell>
          <table:table-cell table:style-name="ce11" table:formula="of:=(([.C40]-[.D40])/[.C40])*100" office:value-type="float" office:value="8.23620144274318" calcext:value-type="float">
            <text:p>8.2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12430128.269765" calcext:value-type="float">
            <text:p>112430128.269765</text:p>
          </table:table-cell>
          <table:table-cell table:style-name="ce4" office:value-type="float" office:value="104137750.576252" calcext:value-type="float">
            <text:p>104137750.576252</text:p>
          </table:table-cell>
          <table:table-cell table:style-name="ce11" table:formula="of:=(([.C41]-[.D41])/[.C41])*100" office:value-type="float" office:value="7.37558323656473" calcext:value-type="float">
            <text:p>7.3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50" calcext:value-type="float">
            <text:p>150</text:p>
          </table:table-cell>
          <table:table-cell table:style-name="ce4" office:value-type="float" office:value="114851693.531101" calcext:value-type="float">
            <text:p>114851693.531101</text:p>
          </table:table-cell>
          <table:table-cell table:style-name="ce4" office:value-type="float" office:value="106582439.399674" calcext:value-type="float">
            <text:p>106582439.399674</text:p>
          </table:table-cell>
          <table:table-cell table:style-name="ce11" table:formula="of:=(([.C42]-[.D42])/[.C42])*100" office:value-type="float" office:value="7.19994096489988" calcext:value-type="float">
            <text:p>7.2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95" calcext:value-type="float">
            <text:p>395</text:p>
          </table:table-cell>
          <table:table-cell table:number-columns-repeated="2" table:style-name="ce4" office:value-type="float" office:value="113937591.431921" calcext:value-type="float">
            <text:p>113937591.431921</text:p>
          </table:table-cell>
          <table:table-cell table:style-name="ce11" table:formula="of:=(([.C43]-[.D43])/[.C43])*100" office:value-type="float" office:value="0" calcext:value-type="float">
            <text:p>0.0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table:style-name="ce3" office:value-type="string" calcext:value-type="string">
            <text:p>Population 100</text:p>
          </table:table-cell>
          <table:table-cell table:style-name="ce3" table:number-columns-repeated="3"/>
          <table:table-cell table:style-name="ce12"/>
          <table:table-cell table:style-name="ce17" table:number-columns-repeated="2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15066133.803945" calcext:value-type="float">
            <text:p>115066133.803945</text:p>
          </table:table-cell>
          <table:table-cell table:style-name="ce4" office:value-type="float" office:value="105675170.608251" calcext:value-type="float">
            <text:p>105675170.608251</text:p>
          </table:table-cell>
          <table:table-cell table:style-name="ce11" table:formula="of:=(([.C46]-[.D46])/[.C46])*100" office:value-type="float" office:value="8.16136154508742" calcext:value-type="float">
            <text:p>8.16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6531213.791804" calcext:value-type="float">
            <text:p>116531213.791804</text:p>
          </table:table-cell>
          <table:table-cell table:style-name="ce4" office:value-type="float" office:value="107747987.744319" calcext:value-type="float">
            <text:p>107747987.744319</text:p>
          </table:table-cell>
          <table:table-cell table:style-name="ce11" table:formula="of:=(([.C47]-[.D47])/[.C47])*100" office:value-type="float" office:value="7.53723037947344" calcext:value-type="float">
            <text:p>7.54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14361419.754012" calcext:value-type="float">
            <text:p>114361419.754012</text:p>
          </table:table-cell>
          <table:table-cell table:style-name="ce4" office:value-type="float" office:value="108351739.267813" calcext:value-type="float">
            <text:p>108351739.267813</text:p>
          </table:table-cell>
          <table:table-cell table:style-name="ce11" table:formula="of:=(([.C48]-[.D48])/[.C48])*100" office:value-type="float" office:value="5.2549894003814" calcext:value-type="float">
            <text:p>5.25</text:p>
          </table:table-cell>
          <table:table-cell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17186766.379552" calcext:value-type="float">
            <text:p>117186766.379552</text:p>
          </table:table-cell>
          <table:table-cell table:style-name="ce4" office:value-type="float" office:value="100950596.871222" calcext:value-type="float">
            <text:p>100950596.871222</text:p>
          </table:table-cell>
          <table:table-cell table:style-name="ce11" table:formula="of:=(([.C49]-[.D49])/[.C49])*100" office:value-type="float" office:value="13.8549513822604" calcext:value-type="float">
            <text:p>13.85</text:p>
          </table:table-cell>
          <table:table-cell table:number-columns-repeated="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13331728.138371" calcext:value-type="float">
            <text:p>113331728.138371</text:p>
          </table:table-cell>
          <table:table-cell table:style-name="ce4" office:value-type="float" office:value="107303586.558612" calcext:value-type="float">
            <text:p>107303586.558612</text:p>
          </table:table-cell>
          <table:table-cell table:style-name="ce11" table:formula="of:=(([.C50]-[.D50])/[.C50])*100" office:value-type="float" office:value="5.31902378864197" calcext:value-type="float">
            <text:p>5.32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15239894.736733" calcext:value-type="float">
            <text:p>115239894.736733</text:p>
          </table:table-cell>
          <table:table-cell table:style-name="ce4" office:value-type="float" office:value="115089243.09092" calcext:value-type="float">
            <text:p>115089243.09092</text:p>
          </table:table-cell>
          <table:table-cell table:style-name="ce11" table:formula="of:=(([.C51]-[.D51])/[.C51])*100" office:value-type="float" office:value="0.130728725635483" calcext:value-type="float">
            <text:p>0.13</text:p>
          </table:table-cell>
          <table:table-cell table:number-columns-repeated="4"/>
        </table:table-row>
        <table:table-row table:style-name="ro1">
          <table:table-cell table:style-name="ce1" table:number-columns-repeated="4"/>
          <table:table-cell table:style-name="ce11"/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11398871.805237" calcext:value-type="float">
            <text:p>111398871.805237</text:p>
          </table:table-cell>
          <table:table-cell table:style-name="ce4" office:value-type="float" office:value="106570861.482116" calcext:value-type="float">
            <text:p>106570861.482116</text:p>
          </table:table-cell>
          <table:table-cell table:style-name="ce11" table:formula="of:=(([.C53]-[.D53])/[.C53])*100" office:value-type="float" office:value="4.33398493618678" calcext:value-type="float">
            <text:p>4.33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3903311.554734" calcext:value-type="float">
            <text:p>113903311.554734</text:p>
          </table:table-cell>
          <table:table-cell table:style-name="ce4" office:value-type="float" office:value="107885547.753798" calcext:value-type="float">
            <text:p>107885547.753798</text:p>
          </table:table-cell>
          <table:table-cell table:style-name="ce11" table:formula="of:=(([.C54]-[.D54])/[.C54])*100" office:value-type="float" office:value="5.283221109901" calcext:value-type="float">
            <text:p>5.28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6810166.888931" calcext:value-type="float">
            <text:p>116810166.888931</text:p>
          </table:table-cell>
          <table:table-cell table:style-name="ce4" office:value-type="float" office:value="108326268.899277" calcext:value-type="float">
            <text:p>108326268.899277</text:p>
          </table:table-cell>
          <table:table-cell table:style-name="ce11" table:formula="of:=(([.C55]-[.D55])/[.C55])*100" office:value-type="float" office:value="7.26297908444983" calcext:value-type="float">
            <text:p>7.26</text:p>
          </table:table-cell>
          <table:table-cell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11747577.536426" calcext:value-type="float">
            <text:p>111747577.536426</text:p>
          </table:table-cell>
          <table:table-cell table:style-name="ce4" office:value-type="float" office:value="104184585.678232" calcext:value-type="float">
            <text:p>104184585.678232</text:p>
          </table:table-cell>
          <table:table-cell table:style-name="ce11" table:formula="of:=(([.C56]-[.D56])/[.C56])*100" office:value-type="float" office:value="6.76792466103233" calcext:value-type="float">
            <text:p>6.77</text:p>
          </table:table-cell>
          <table:table-cell table:number-columns-repeated="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16428446.00773" calcext:value-type="float">
            <text:p>116428446.00773</text:p>
          </table:table-cell>
          <table:table-cell table:style-name="ce4" office:value-type="float" office:value="107961704.618981" calcext:value-type="float">
            <text:p>107961704.618981</text:p>
          </table:table-cell>
          <table:table-cell table:style-name="ce11" table:formula="of:=(([.C57]-[.D57])/[.C57])*100" office:value-type="float" office:value="7.27205565226463" calcext:value-type="float">
            <text:p>7.27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15484546.457042" calcext:value-type="float">
            <text:p>115484546.457042</text:p>
          </table:table-cell>
          <table:table-cell table:style-name="ce4" office:value-type="float" office:value="114280624.461161" calcext:value-type="float">
            <text:p>114280624.461161</text:p>
          </table:table-cell>
          <table:table-cell table:style-name="ce11" table:formula="of:=(([.C58]-[.D58])/[.C58])*100" office:value-type="float" office:value="1.04249618915794" calcext:value-type="float">
            <text:p>1.04</text:p>
          </table:table-cell>
          <table:table-cell table:number-columns-repeated="4"/>
        </table:table-row>
        <table:table-row table:style-name="ro1">
          <table:table-cell table:style-name="ce1" table:number-columns-repeated="4"/>
          <table:table-cell table:style-name="ce11"/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13654703.841969" calcext:value-type="float">
            <text:p>113654703.841969</text:p>
          </table:table-cell>
          <table:table-cell table:style-name="ce4" office:value-type="float" office:value="108632301.184929" calcext:value-type="float">
            <text:p>108632301.184929</text:p>
          </table:table-cell>
          <table:table-cell table:style-name="ce11" table:formula="of:=(([.C60]-[.D60])/[.C60])*100" office:value-type="float" office:value="4.41900113876799" calcext:value-type="float">
            <text:p>4.42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2971849.4359275" calcext:value-type="float">
            <text:p>22971849.4359275</text:p>
          </table:table-cell>
          <table:table-cell table:style-name="ce4" office:value-type="float" office:value="21400860.606629" calcext:value-type="float">
            <text:p>21400860.606629</text:p>
          </table:table-cell>
          <table:table-cell table:style-name="ce11" table:formula="of:=(([.C61]-[.D61])/[.C61])*100" office:value-type="float" office:value="6.8387564252511" calcext:value-type="float">
            <text:p>6.84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6866927.499211" calcext:value-type="float">
            <text:p>116866927.499211</text:p>
          </table:table-cell>
          <table:table-cell table:style-name="ce4" office:value-type="float" office:value="107492807.249126" calcext:value-type="float">
            <text:p>107492807.249126</text:p>
          </table:table-cell>
          <table:table-cell table:style-name="ce11" table:formula="of:=(([.C62]-[.D62])/[.C62])*100" office:value-type="float" office:value="8.02119166703367" calcext:value-type="float">
            <text:p>8.02</text:p>
          </table:table-cell>
          <table:table-cell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14022944.833731" calcext:value-type="float">
            <text:p>114022944.833731</text:p>
          </table:table-cell>
          <table:table-cell table:style-name="ce4" office:value-type="float" office:value="104393010.823223" calcext:value-type="float">
            <text:p>104393010.823223</text:p>
          </table:table-cell>
          <table:table-cell table:style-name="ce11" table:formula="of:=(([.C63]-[.D63])/[.C63])*100" office:value-type="float" office:value="8.44561068349044" calcext:value-type="float">
            <text:p>8.45</text:p>
          </table:table-cell>
          <table:table-cell table:number-columns-repeated="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2832149.2409386" calcext:value-type="float">
            <text:p>22832149.2409386</text:p>
          </table:table-cell>
          <table:table-cell table:style-name="ce4" office:value-type="float" office:value="21346365.0917214" calcext:value-type="float">
            <text:p>21346365.0917214</text:p>
          </table:table-cell>
          <table:table-cell table:style-name="ce11" table:formula="of:=(([.C64]-[.D64])/[.C64])*100" office:value-type="float" office:value="6.50742132743751" calcext:value-type="float">
            <text:p>6.51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16070351.176367" calcext:value-type="float">
            <text:p>116070351.176367</text:p>
          </table:table-cell>
          <table:table-cell table:style-name="ce4" office:value-type="float" office:value="113724744.595252" calcext:value-type="float">
            <text:p>113724744.595252</text:p>
          </table:table-cell>
          <table:table-cell table:style-name="ce11" table:formula="of:=(([.C65]-[.D65])/[.C65])*100" office:value-type="float" office:value="2.0208490431384" calcext:value-type="float">
            <text:p>2.02</text:p>
          </table:table-cell>
          <table:table-cell table:number-columns-repeated="4"/>
        </table:table-row>
        <table:table-row table:style-name="ro1">
          <table:table-cell table:style-name="ce1" table:number-columns-repeated="4"/>
          <table:table-cell table:style-name="ce11"/>
          <table:table-cell table:number-columns-repeated="4"/>
        </table:table-row>
        <table:table-row table:style-name="ro1">
          <table:table-cell table:style-name="ce3" office:value-type="string" calcext:value-type="string">
            <text:p>Mutation 0.5</text:p>
          </table:table-cell>
          <table:table-cell table:style-name="ce3" table:number-columns-repeated="3"/>
          <table:table-cell table:style-name="ce12"/>
          <table:table-cell table:style-name="ce17" table:number-columns-repeated="2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113970633.414167" calcext:value-type="float">
            <text:p>113970633.414167</text:p>
          </table:table-cell>
          <table:table-cell table:style-name="ce4" office:value-type="float" office:value="106241552.768082" calcext:value-type="float">
            <text:p>106241552.768082</text:p>
          </table:table-cell>
          <table:table-cell table:style-name="ce11" table:formula="of:=(([.C68]-[.D68])/[.C68])*100" office:value-type="float" office:value="6.78164226568583" calcext:value-type="float">
            <text:p>6.78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13442292.31619" calcext:value-type="float">
            <text:p>113442292.31619</text:p>
          </table:table-cell>
          <table:table-cell table:style-name="ce4" office:value-type="float" office:value="106803864.79676" calcext:value-type="float">
            <text:p>106803864.79676</text:p>
          </table:table-cell>
          <table:table-cell table:style-name="ce11" table:formula="of:=(([.C69]-[.D69])/[.C69])*100" office:value-type="float" office:value="5.85181009999972" calcext:value-type="float">
            <text:p>5.8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14166237.664725" calcext:value-type="float">
            <text:p>114166237.664725</text:p>
          </table:table-cell>
          <table:table-cell table:style-name="ce4" office:value-type="float" office:value="108556695.855587" calcext:value-type="float">
            <text:p>108556695.855587</text:p>
          </table:table-cell>
          <table:table-cell table:style-name="ce11" table:formula="of:=(([.C70]-[.D70])/[.C70])*100" office:value-type="float" office:value="4.91348574139028" calcext:value-type="float">
            <text:p>4.91</text:p>
          </table:table-cell>
          <table:table-cell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09289219.809372" calcext:value-type="float">
            <text:p>109289219.809372</text:p>
          </table:table-cell>
          <table:table-cell table:style-name="ce4" office:value-type="float" office:value="104779276.787249" calcext:value-type="float">
            <text:p>104779276.787249</text:p>
          </table:table-cell>
          <table:table-cell table:style-name="ce11" table:formula="of:=(([.C71]-[.D71])/[.C71])*100" office:value-type="float" office:value="4.12661288093142" calcext:value-type="float">
            <text:p>4.13</text:p>
          </table:table-cell>
          <table:table-cell table:number-columns-repeated="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14276450.407066" calcext:value-type="float">
            <text:p>114276450.407066</text:p>
          </table:table-cell>
          <table:table-cell table:style-name="ce4" office:value-type="float" office:value="107392236.8151" calcext:value-type="float">
            <text:p>107392236.8151</text:p>
          </table:table-cell>
          <table:table-cell table:style-name="ce11" table:formula="of:=(([.C72]-[.D72])/[.C72])*100" office:value-type="float" office:value="6.02417520621583" calcext:value-type="float">
            <text:p>6.02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273" calcext:value-type="float">
            <text:p>273</text:p>
          </table:table-cell>
          <table:table-cell table:style-name="ce5" office:value-type="float" office:value="115230394.572174" calcext:value-type="float">
            <text:p>115230394.572174</text:p>
          </table:table-cell>
          <table:table-cell table:style-name="ce4" office:value-type="float" office:value="110822975.262828" calcext:value-type="float">
            <text:p>110822975.262828</text:p>
          </table:table-cell>
          <table:table-cell table:style-name="ce11" table:formula="of:=(([.C73]-[.D73])/[.C73])*100" office:value-type="float" office:value="3.82487565516876" calcext:value-type="float">
            <text:p>3.82</text:p>
          </table:table-cell>
          <table:table-cell table:number-columns-repeated="4"/>
        </table:table-row>
        <table:table-row table:style-name="ro1">
          <table:table-cell table:style-name="ce1" table:number-columns-repeated="4"/>
          <table:table-cell table:style-name="ce11"/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114291005.178474" calcext:value-type="float">
            <text:p>114291005.178474</text:p>
          </table:table-cell>
          <table:table-cell table:style-name="ce4" office:value-type="float" office:value="107515862.658535" calcext:value-type="float">
            <text:p>107515862.658535</text:p>
          </table:table-cell>
          <table:table-cell table:style-name="ce11" table:formula="of:=(([.C75]-[.D75])/[.C75])*100" office:value-type="float" office:value="5.92797526748417" calcext:value-type="float">
            <text:p>5.93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12105558.789969" calcext:value-type="float">
            <text:p>112105558.789969</text:p>
          </table:table-cell>
          <table:table-cell table:style-name="ce4" office:value-type="float" office:value="104168090.907383" calcext:value-type="float">
            <text:p>104168090.907383</text:p>
          </table:table-cell>
          <table:table-cell table:style-name="ce11" table:formula="of:=(([.C76]-[.D76])/[.C76])*100" office:value-type="float" office:value="7.08035174014603" calcext:value-type="float">
            <text:p>7.08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112315611.694235" calcext:value-type="float">
            <text:p>112315611.694235</text:p>
          </table:table-cell>
          <table:table-cell table:style-name="ce4" office:value-type="float" office:value="106944361.521959" calcext:value-type="float">
            <text:p>106944361.521959</text:p>
          </table:table-cell>
          <table:table-cell table:style-name="ce11" table:formula="of:=(([.C77]-[.D77])/[.C77])*100" office:value-type="float" office:value="4.78228279332933" calcext:value-type="float">
            <text:p>4.78</text:p>
          </table:table-cell>
          <table:table-cell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14447776.672505" calcext:value-type="float">
            <text:p>114447776.672505</text:p>
          </table:table-cell>
          <table:table-cell table:style-name="ce4" office:value-type="float" office:value="106114597.773321" calcext:value-type="float">
            <text:p>106114597.773321</text:p>
          </table:table-cell>
          <table:table-cell table:style-name="ce11" table:formula="of:=(([.C78]-[.D78])/[.C78])*100" office:value-type="float" office:value="7.28120645194322" calcext:value-type="float">
            <text:p>7.28</text:p>
          </table:table-cell>
          <table:table-cell table:number-columns-repeated="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14253823.254095" calcext:value-type="float">
            <text:p>114253823.254095</text:p>
          </table:table-cell>
          <table:table-cell table:style-name="ce4" office:value-type="float" office:value="107494240.369522" calcext:value-type="float">
            <text:p>107494240.369522</text:p>
          </table:table-cell>
          <table:table-cell table:style-name="ce11" table:formula="of:=(([.C79]-[.D79])/[.C79])*100" office:value-type="float" office:value="5.91628594304456" calcext:value-type="float">
            <text:p>5.92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113124556.081004" calcext:value-type="float">
            <text:p>113124556.081004</text:p>
          </table:table-cell>
          <table:table-cell table:style-name="ce4" office:value-type="float" office:value="112336034.699318" calcext:value-type="float">
            <text:p>112336034.699318</text:p>
          </table:table-cell>
          <table:table-cell table:style-name="ce11" table:formula="of:=(([.C80]-[.D80])/[.C80])*100" office:value-type="float" office:value="0.697038210803107" calcext:value-type="float">
            <text:p>0.70</text:p>
          </table:table-cell>
          <table:table-cell table:number-columns-repeated="4"/>
        </table:table-row>
        <table:table-row table:style-name="ro1">
          <table:table-cell table:style-name="ce1" table:number-columns-repeated="4"/>
          <table:table-cell table:style-name="ce11"/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109312707.974435" calcext:value-type="float">
            <text:p>109312707.974435</text:p>
          </table:table-cell>
          <table:table-cell table:style-name="ce4" office:value-type="float" office:value="107306455.394475" calcext:value-type="float">
            <text:p>107306455.394475</text:p>
          </table:table-cell>
          <table:table-cell table:style-name="ce11" table:formula="of:=(([.C82]-[.D82])/[.C82])*100" office:value-type="float" office:value="1.83533334516716" calcext:value-type="float">
            <text:p>1.84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11652304.929493" calcext:value-type="float">
            <text:p>111652304.929493</text:p>
          </table:table-cell>
          <table:table-cell table:style-name="ce4" office:value-type="float" office:value="108282576.310769" calcext:value-type="float">
            <text:p>108282576.310769</text:p>
          </table:table-cell>
          <table:table-cell table:style-name="ce11" table:formula="of:=(([.C83]-[.D83])/[.C83])*100" office:value-type="float" office:value="3.01805557964247" calcext:value-type="float">
            <text:p>3.02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13760761.396243" calcext:value-type="float">
            <text:p>113760761.396243</text:p>
          </table:table-cell>
          <table:table-cell table:style-name="ce4" office:value-type="float" office:value="106255939.668749" calcext:value-type="float">
            <text:p>106255939.668749</text:p>
          </table:table-cell>
          <table:table-cell table:style-name="ce11" table:formula="of:=(([.C84]-[.D84])/[.C84])*100" office:value-type="float" office:value="6.59702135902006" calcext:value-type="float">
            <text:p>6.60</text:p>
          </table:table-cell>
          <table:table-cell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12802627.989978" calcext:value-type="float">
            <text:p>112802627.989978</text:p>
          </table:table-cell>
          <table:table-cell table:style-name="ce4" office:value-type="float" office:value="103665766.975993" calcext:value-type="float">
            <text:p>103665766.975993</text:p>
          </table:table-cell>
          <table:table-cell table:style-name="ce11" table:formula="of:=(([.C85]-[.D85])/[.C85])*100" office:value-type="float" office:value="8.09986538150225" calcext:value-type="float">
            <text:p>8.10</text:p>
          </table:table-cell>
          <table:table-cell table:number-columns-repeated="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13167000.645199" calcext:value-type="float">
            <text:p>113167000.645199</text:p>
          </table:table-cell>
          <table:table-cell table:style-name="ce4" office:value-type="float" office:value="107469871.691999" calcext:value-type="float">
            <text:p>107469871.691999</text:p>
          </table:table-cell>
          <table:table-cell table:style-name="ce11" table:formula="of:=(([.C86]-[.D86])/[.C86])*100" office:value-type="float" office:value="5.03426698659411" calcext:value-type="float">
            <text:p>5.03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115135813.657282" calcext:value-type="float">
            <text:p>115135813.657282</text:p>
          </table:table-cell>
          <table:table-cell table:style-name="ce4" office:value-type="float" office:value="107703023.555054" calcext:value-type="float">
            <text:p>107703023.555054</text:p>
          </table:table-cell>
          <table:table-cell table:style-name="ce11" table:formula="of:=(([.C87]-[.D87])/[.C87])*100" office:value-type="float" office:value="6.45567166820287" calcext:value-type="float">
            <text:p>6.46</text:p>
          </table:table-cell>
          <table:table-cell table:number-columns-repeated="4"/>
        </table:table-row>
        <table:table-row table:style-name="ro1" table:number-rows-repeated="104848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21:12:51.264707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9:51:35.051617665</meta:creation-date>
    <meta:generator>LibreOffice/6.0.6.2$Linux_X86_64 LibreOffice_project/00m0$Build-2</meta:generator>
    <dc:date>2018-10-22T21:14:07.218453983</dc:date>
    <meta:editing-duration>PT1H9M51S</meta:editing-duration>
    <meta:editing-cycles>16</meta:editing-cycles>
    <meta:document-statistic meta:table-count="1" meta:cell-count="374" meta:object-count="0"/>
  </office:meta>
</office:document-meta>
</file>